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3d7ca" officeooo:paragraph-rsid="0003d7ca"/>
    </style:style>
    <style:style style:name="P2" style:family="paragraph" style:parent-style-name="Text_20_body">
      <style:text-properties officeooo:rsid="000456ae" officeooo:paragraph-rsid="000456ae"/>
    </style:style>
    <style:style style:name="P3" style:family="paragraph" style:parent-style-name="Text_20_body">
      <style:text-properties officeooo:rsid="0004cfef" officeooo:paragraph-rsid="0004cfef"/>
    </style:style>
    <style:style style:name="P4" style:family="paragraph" style:parent-style-name="Text_20_body">
      <style:text-properties officeooo:rsid="0005e008" officeooo:paragraph-rsid="000690cc"/>
    </style:style>
    <style:style style:name="P5" style:family="paragraph" style:parent-style-name="Title">
      <style:text-properties officeooo:rsid="0003d7ca" officeooo:paragraph-rsid="0003d7ca"/>
    </style:style>
    <style:style style:name="P6" style:family="paragraph" style:parent-style-name="Text_20_body" style:list-style-name="L1">
      <style:text-properties officeooo:rsid="0004cfef" officeooo:paragraph-rsid="0004cfef"/>
    </style:style>
    <style:style style:name="P7" style:family="paragraph" style:parent-style-name="Text_20_body">
      <style:text-properties officeooo:paragraph-rsid="000f8053"/>
    </style:style>
    <style:style style:name="P8" style:family="paragraph" style:parent-style-name="Text_20_body">
      <style:text-properties officeooo:rsid="0011c188" officeooo:paragraph-rsid="0011c188"/>
    </style:style>
    <style:style style:name="P9" style:family="paragraph" style:parent-style-name="Text_20_body">
      <style:text-properties officeooo:paragraph-rsid="0011c188"/>
    </style:style>
    <style:style style:name="P10" style:family="paragraph" style:parent-style-name="Text_20_body">
      <style:text-properties officeooo:paragraph-rsid="001439a9"/>
    </style:style>
    <style:style style:name="P11" style:family="paragraph" style:parent-style-name="Text_20_body">
      <style:text-properties officeooo:rsid="0016bfe8" officeooo:paragraph-rsid="0016bfe8"/>
    </style:style>
    <style:style style:name="P12" style:family="paragraph" style:parent-style-name="Text_20_body">
      <style:text-properties officeooo:paragraph-rsid="0016e375"/>
    </style:style>
    <style:style style:name="P13" style:family="paragraph" style:parent-style-name="Text_20_body">
      <style:text-properties officeooo:rsid="0018b9a8" officeooo:paragraph-rsid="0018b9a8"/>
    </style:style>
    <style:style style:name="P14" style:family="paragraph" style:parent-style-name="Text_20_body">
      <style:text-properties officeooo:paragraph-rsid="0018b9a8"/>
    </style:style>
    <style:style style:name="P15" style:family="paragraph" style:parent-style-name="Text_20_body">
      <style:text-properties officeooo:paragraph-rsid="00192c87"/>
    </style:style>
    <style:style style:name="P16" style:family="paragraph" style:parent-style-name="Text_20_body">
      <style:text-properties officeooo:rsid="001bbb24" officeooo:paragraph-rsid="001bbb24"/>
    </style:style>
    <style:style style:name="P17" style:family="paragraph" style:parent-style-name="Text_20_body">
      <style:text-properties officeooo:paragraph-rsid="001bbb24"/>
    </style:style>
    <style:style style:name="P18" style:family="paragraph" style:parent-style-name="Text_20_body">
      <style:text-properties officeooo:rsid="001cd52a" officeooo:paragraph-rsid="001cd52a"/>
    </style:style>
    <style:style style:name="P19" style:family="paragraph" style:parent-style-name="Text_20_body">
      <style:text-properties officeooo:paragraph-rsid="001ecf7e"/>
    </style:style>
    <style:style style:name="P20" style:family="paragraph" style:parent-style-name="Text_20_body">
      <style:text-properties officeooo:rsid="001eed56" officeooo:paragraph-rsid="001eed56"/>
    </style:style>
    <style:style style:name="P21" style:family="paragraph" style:parent-style-name="Text_20_body">
      <style:text-properties officeooo:paragraph-rsid="001eed56"/>
    </style:style>
    <style:style style:name="P22" style:family="paragraph" style:parent-style-name="Heading_20_2">
      <style:text-properties officeooo:rsid="000456ae" officeooo:paragraph-rsid="000456ae"/>
    </style:style>
    <style:style style:name="P23" style:family="paragraph" style:parent-style-name="Heading_20_3">
      <style:text-properties officeooo:rsid="0005e008" officeooo:paragraph-rsid="0005e008"/>
    </style:style>
    <style:style style:name="P24" style:family="paragraph" style:parent-style-name="Heading_20_3">
      <style:text-properties officeooo:rsid="000690cc" officeooo:paragraph-rsid="000690cc"/>
    </style:style>
    <style:style style:name="P25" style:family="paragraph" style:parent-style-name="Voorbeeld">
      <style:text-properties fo:language="zxx" fo:country="none" style:language-asian="zxx" style:country-asian="none" style:language-complex="zxx" style:country-complex="none"/>
    </style:style>
    <style:style style:name="P26" style:family="paragraph" style:parent-style-name="Source_20_Code">
      <style:text-properties fo:language="zxx" fo:country="none" style:language-asian="zxx" style:country-asian="none" style:language-complex="zxx" style:country-complex="none"/>
    </style:style>
    <style:style style:name="P27" style:family="paragraph" style:parent-style-name="Source_20_Code">
      <style:text-properties fo:language="zxx" fo:country="none" officeooo:paragraph-rsid="00150385" style:language-asian="zxx" style:country-asian="none" style:language-complex="zxx" style:country-complex="none"/>
    </style:style>
    <style:style style:name="P28" style:family="paragraph" style:parent-style-name="Source_20_Code">
      <style:text-properties fo:language="zxx" fo:country="none" officeooo:paragraph-rsid="0016bfe8" style:language-asian="zxx" style:country-asian="none" style:language-complex="zxx" style:country-complex="none"/>
    </style:style>
    <style:style style:name="P29" style:family="paragraph" style:parent-style-name="Source_20_Code">
      <style:text-properties fo:language="zxx" fo:country="none" officeooo:paragraph-rsid="0018b9a8" style:language-asian="zxx" style:country-asian="none" style:language-complex="zxx" style:country-complex="none"/>
    </style:style>
    <style:style style:name="P30" style:family="paragraph" style:parent-style-name="Source_20_Code">
      <style:text-properties fo:language="zxx" fo:country="none" officeooo:rsid="00192c87" officeooo:paragraph-rsid="00192c87" style:language-asian="zxx" style:country-asian="none" style:language-complex="zxx" style:country-complex="none"/>
    </style:style>
    <style:style style:name="P31" style:family="paragraph" style:parent-style-name="Source_20_Code">
      <style:text-properties fo:language="zxx" fo:country="none" officeooo:paragraph-rsid="00192c87" style:language-asian="zxx" style:country-asian="none" style:language-complex="zxx" style:country-complex="none"/>
    </style:style>
    <style:style style:name="P32" style:family="paragraph" style:parent-style-name="Source_20_Code">
      <style:text-properties fo:language="zxx" fo:country="none" officeooo:rsid="001bbb24" officeooo:paragraph-rsid="001bbb24" style:language-asian="zxx" style:country-asian="none" style:language-complex="zxx" style:country-complex="none"/>
    </style:style>
    <style:style style:name="P33" style:family="paragraph" style:parent-style-name="Source_20_Code">
      <style:text-properties fo:language="zxx" fo:country="none" officeooo:paragraph-rsid="001bbb24" style:language-asian="zxx" style:country-asian="none" style:language-complex="zxx" style:country-complex="none"/>
    </style:style>
    <style:style style:name="P34" style:family="paragraph" style:parent-style-name="Source_20_Code">
      <style:text-properties fo:language="zxx" fo:country="none" officeooo:paragraph-rsid="001dd2c7" style:language-asian="zxx" style:country-asian="none" style:language-complex="zxx" style:country-complex="none"/>
    </style:style>
    <style:style style:name="P35" style:family="paragraph" style:parent-style-name="Source_20_Code">
      <style:text-properties fo:language="zxx" fo:country="none" officeooo:paragraph-rsid="001eed56" style:language-asian="zxx" style:country-asian="none" style:language-complex="zxx" style:country-complex="none"/>
    </style:style>
    <style:style style:name="P36" style:family="paragraph" style:parent-style-name="Source_20_Code">
      <style:text-properties fo:language="zxx" fo:country="none" officeooo:rsid="001eed56" officeooo:paragraph-rsid="001eed56" style:language-asian="zxx" style:country-asian="none" style:language-complex="zxx" style:country-complex="none"/>
    </style:style>
    <style:style style:name="P37" style:family="paragraph" style:parent-style-name="Source_20_Code">
      <style:text-properties officeooo:rsid="0011c188" officeooo:paragraph-rsid="00192c87"/>
    </style:style>
    <style:style style:name="P38" style:family="paragraph" style:parent-style-name="Source_20_Code">
      <style:text-properties officeooo:paragraph-rsid="0011c188"/>
    </style:style>
    <style:style style:name="P39" style:family="paragraph" style:parent-style-name="Source_20_Code">
      <style:text-properties officeooo:paragraph-rsid="0016bfe8"/>
    </style:style>
    <style:style style:name="P40" style:family="paragraph" style:parent-style-name="Source_20_Code">
      <style:text-properties officeooo:rsid="001bbb24" officeooo:paragraph-rsid="001bbb24"/>
    </style:style>
    <style:style style:name="P41" style:family="paragraph" style:parent-style-name="Source_20_Code">
      <style:text-properties officeooo:rsid="001cd52a" officeooo:paragraph-rsid="001cd52a"/>
    </style:style>
    <style:style style:name="T1" style:family="text">
      <style:text-properties style:text-underline-style="none"/>
    </style:style>
    <style:style style:name="T2" style:family="text">
      <style:text-properties style:font-name="Liberation Sans1" style:font-name-asian="Droid Sans Fallback" style:font-name-complex="FreeSans"/>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04cfef"/>
    </style:style>
    <style:style style:name="T6" style:family="text">
      <style:text-properties style:font-name="Liberation Serif"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 fo:font-style="normal" officeooo:rsid="0005e008" style:font-style-asian="normal" style:font-style-complex="normal"/>
    </style:style>
    <style:style style:name="T9" style:family="text">
      <style:text-properties style:font-name="Liberation Serif" officeooo:rsid="0005e008"/>
    </style:style>
    <style:style style:name="T10" style:family="text">
      <style:text-properties fo:font-style="italic" fo:font-weight="normal" officeooo:rsid="00192c87" style:font-style-asian="italic" style:font-weight-asian="normal" style:font-style-complex="italic" style:font-weight-complex="normal"/>
    </style:style>
    <style:style style:name="T11" style:family="text">
      <style:text-properties fo:font-style="italic" fo:font-weight="normal" officeooo:rsid="001b244e" style:font-style-asian="italic" style:font-weight-asian="normal" style:font-style-complex="italic" style:font-weight-complex="normal"/>
    </style:style>
    <style:style style:name="T12" style:family="text">
      <style:text-properties fo:font-style="italic" officeooo:rsid="001ecf7e"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0690c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690cc" style:font-weight-asian="normal" style:font-weight-complex="normal"/>
    </style:style>
    <style:style style:name="T17" style:family="text">
      <style:text-properties fo:font-weight="normal" officeooo:rsid="001439a9" style:font-weight-asian="normal" style:font-weight-complex="normal"/>
    </style:style>
    <style:style style:name="T18" style:family="text">
      <style:text-properties fo:font-weight="normal" officeooo:rsid="00192c87"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eed56" style:font-style-asian="normal" style:font-style-complex="normal"/>
    </style:style>
    <style:style style:name="T21" style:family="text">
      <style:text-properties fo:font-style="normal" officeooo:rsid="001ecf7e"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0690cc" style:font-style-asian="normal" style:font-weight-asian="normal" style:font-style-complex="normal" style:font-weight-complex="normal"/>
    </style:style>
    <style:style style:name="T24" style:family="text">
      <style:text-properties fo:font-style="normal" fo:font-weight="normal" officeooo:rsid="00192c87" style:font-style-asian="normal" style:font-weight-asian="normal" style:font-style-complex="normal" style:font-weight-complex="normal"/>
    </style:style>
    <style:style style:name="T25" style:family="text">
      <style:text-properties fo:font-style="normal" fo:font-weight="normal" officeooo:rsid="001b244e" style:font-style-asian="normal" style:font-weight-asian="normal" style:font-style-complex="normal" style:font-weight-complex="normal"/>
    </style:style>
    <style:style style:name="T26" style:family="text">
      <style:text-properties officeooo:rsid="000dd2c7"/>
    </style:style>
    <style:style style:name="T27" style:family="text">
      <style:text-properties style:font-name="Liberation Serif1" officeooo:rsid="000f8053"/>
    </style:style>
    <style:style style:name="T28" style:family="text">
      <style:text-properties style:font-name="Liberation Serif1" officeooo:rsid="000dd2c7"/>
    </style:style>
    <style:style style:name="T29" style:family="text">
      <style:text-properties style:font-name="Liberation Serif1" officeooo:rsid="00150385"/>
    </style:style>
    <style:style style:name="T30" style:family="text">
      <style:text-properties officeooo:rsid="000f8053"/>
    </style:style>
    <style:style style:name="T31" style:family="text">
      <style:text-properties officeooo:rsid="0011c188"/>
    </style:style>
    <style:style style:name="T32" style:family="text">
      <style:text-properties officeooo:rsid="001439a9"/>
    </style:style>
    <style:style style:name="T33" style:family="text">
      <style:text-properties officeooo:rsid="00150385"/>
    </style:style>
    <style:style style:name="T34" style:family="text">
      <style:text-properties fo:language="zxx" fo:country="none" style:language-asian="zxx" style:country-asian="none" style:language-complex="zxx" style:country-complex="none"/>
    </style:style>
    <style:style style:name="T35" style:family="text">
      <style:text-properties fo:language="zxx" fo:country="none" officeooo:rsid="00192c87" style:language-asian="zxx" style:country-asian="none" style:language-complex="zxx" style:country-complex="none"/>
    </style:style>
    <style:style style:name="T36" style:family="text">
      <style:text-properties officeooo:rsid="0016e375"/>
    </style:style>
    <style:style style:name="T37" style:family="text">
      <style:text-properties officeooo:rsid="0018b9a8"/>
    </style:style>
    <style:style style:name="T38" style:family="text">
      <style:text-properties officeooo:rsid="00192c87"/>
    </style:style>
    <style:style style:name="T39" style:family="text">
      <style:text-properties officeooo:rsid="001bbb24"/>
    </style:style>
    <style:style style:name="T40" style:family="text">
      <style:text-properties officeooo:rsid="001dd2c7"/>
    </style:style>
    <style:style style:name="T41" style:family="text">
      <style:text-properties officeooo:rsid="001ecf7e"/>
    </style:style>
    <style:style style:name="T42" style:family="text">
      <style:text-properties officeooo:rsid="001eed56"/>
    </style:style>
    <style:style style:name="fr1" style:family="graphic" style:parent-style-name="Source_20_Frame">
      <style:graphic-properties style:vertical-pos="top" style:vertical-rel="paragraph-content" style:horizontal-pos="left" style:horizontal-rel="paragraph-content"/>
    </style:style>
    <style:style style:name="fr2" style:family="graphic" style:parent-style-name="Source_20_Frame">
      <style:graphic-properties style:vertical-pos="bottom" style:vertical-rel="paragraph" style:horizontal-pos="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Voorbeeld"/>
      </text:sequence-decls>
      <text:p text:style-name="P5">C++ Introductie</text:p>
      <text:p text:style-name="P1">Het doel van ons profielwerkstuk is om een programma te schrijven dat eilanden genereert. Dit doen we (grotendeels) in de taal C++. Om de code te lezen is het dus handig om wat basiskennis van C+­+ te hebben en die zullen we in dit hoofdstuk proberen te geven.</text:p>
      <text:p text:style-name="P1">De versie van C++ die we gebruiken <text:span text:style-name="T1">is </text:span>C++11. C++11 is een versie van C++ die in 2011 is goedgekeurd door de ISO (de Internationale Organisatie voor Standaardisatie). We hebben deze versie gekozen omdat deze oud genoeg is om goed ondersteund te worden, maar ook nieuw genoeg om vele goede functies te hebben. De belangrijkste functie die we nodig hadden uit C++11 was een goede pseudo-willekeurigheid generator, over deze generator vertellen we verderop meer.</text:p>
      <text:h text:style-name="P22" text:outline-level="2">Objectgeori<text:span text:style-name="T2">ënteerd programmeren</text:span></text:h>
      <text:p text:style-name="P2">Om C++ code te kunnen lezen moet je eerst meer weten over het objectgeori<text:span text:style-name="T3">ë</text:span><text:span text:style-name="T4">nteerd programmeren, vaak afgekort als OOP van het Engelse Object-Oriented Programming. </text:span><text:span text:style-name="T5">C++ is namelijk oorspronkelijk ontworpen om aan de programmeertaal C de mogelijkheid voor objectgeoriënteerd programmeren toe te voegen.</text:span></text:p>
      <text:p text:style-name="P3"><text:span text:style-name="T4">De belangrijkste twee concepten in objectgeoriënteerd programmeren zijn klassen en objecten. Een klasse dient als een blauwdruk voor objecten. In een klasse twee soorten </text:span><text:span text:style-name="T9">informatie</text:span><text:span text:style-name="T4"> over </text:span><text:span text:style-name="T9">de</text:span><text:span text:style-name="T4"> object</text:span><text:span text:style-name="T9">en</text:span><text:span text:style-name="T4"> die eruit </text:span><text:span text:style-name="T9">kunnen ontstaan</text:span><text:span text:style-name="T4"> worden gedefinieerd:</text:span></text:p>
      <text:list xml:id="list4518339760975326468" text:style-name="L1">
        <text:list-item>
          <text:p text:style-name="P6"><text:span text:style-name="T4">Welke </text:span><text:span text:style-name="T6">attributen</text:span><text:span text:style-name="T4"> het object heeft waarmee de toestand en de eigenschappen van het object worden opgeslagen.</text:span></text:p>
        </text:list-item>
        <text:list-item>
          <text:p text:style-name="P6"><text:span text:style-name="T4">Welke </text:span><text:span text:style-name="T6">methoden </text:span><text:span text:style-name="T7">het object heeft. Deze methoden zijn functies die de attributen </text:span><text:span text:style-name="T8">van het </text:span><text:span text:style-name="T7">object kunnen aanpassen </text:span><text:span text:style-name="T8">of inlezen</text:span><text:span text:style-name="T7"> </text:span><text:span text:style-name="T8">en daarmee dingen kunnen doen</text:span><text:span text:style-name="T7">, zoals </text:span><text:span text:style-name="T8">een van de attributen afdrukken op het scherm.</text:span></text:p>
        </text:list-item>
      </text:list>
      <text:h text:style-name="P23" text:outline-level="3">Voorbeeld van klassen en objecten</text:h>
      <text:p text:style-name="P4">We zullen de concepten van klassen en objecten proberen te verduidelijken met hulp van een klein voorbeeld. We hebben een klasse <text:span text:style-name="Source_20_Text"><text:span text:style-name="T22">Persoon</text:span></text:span><text:span text:style-name="T15"> die de attributen </text:span><text:span text:style-name="Source_20_Text"><text:span text:style-name="T22">naam</text:span></text:span><text:span text:style-name="T13"> </text:span><text:span text:style-name="T15">en </text:span><text:span text:style-name="Source_20_Text"><text:span text:style-name="T19">leeftijd</text:span></text:span><text:span text:style-name="T15"> definieert en de methode </text:span><text:span text:style-name="Source_20_Text"><text:span text:style-name="T22">zegHalloTegen</text:span></text:span><text:span text:style-name="T15"> dat </text:span><text:span text:style-name="T16">een argument aanneemt, namelijk de </text:span><text:span text:style-name="Source_20_Text"><text:span text:style-name="T23">aangesprokene</text:span></text:span><text:span text:style-name="T16"> waartegen het object hallo moet zeggen. Deze methode zou dan zo kunnen zijn gemaakt dat hij afdrukt: “Hallo </text:span><text:span text:style-name="Source_20_Text"><text:span text:style-name="T23">aangesprokene</text:span></text:span><text:span text:style-name="T16">, ik ben </text:span><text:span text:style-name="Source_20_Text"><text:span text:style-name="T16">naam</text:span></text:span><text:span text:style-name="T16"> en ik ben </text:span><text:span text:style-name="Source_20_Text"><text:span text:style-name="T16">leeftijd</text:span></text:span><text:span text:style-name="T14"> </text:span><text:span text:style-name="T16">jaar oud”.</text:span></text:p>
      <text:p text:style-name="P4"><text:span text:style-name="T16">Vervolgens zou je met deze klasse een object </text:span><text:span text:style-name="Source_20_Text"><text:span text:style-name="T16">jan</text:span></text:span><text:span text:style-name="T14"> </text:span><text:span text:style-name="T16">kunnen </text:span><text:span text:style-name="T17">initialiseren</text:span><text:span text:style-name="T16"> met de </text:span><text:span text:style-name="Source_20_Text"><text:span text:style-name="T16">naam</text:span></text:span><text:span text:style-name="T14"> </text:span><text:span text:style-name="T16">“Jan” en de </text:span><text:span text:style-name="Source_20_Text"><text:span text:style-name="T16">leeftijd</text:span></text:span><text:span text:style-name="T16"> 17. Als je tegen dit object dan </text:span><text:span text:style-name="Source_20_Text"><text:span text:style-name="T16">zegHalloTegen</text:span></text:span><text:span text:style-name="T14"> </text:span><text:span text:style-name="T16">“Bas” zou aanroepen, zou het object het volgende afdrukken: “Hallo Bas, ik ben Jan en ik ben 17 jaar oud”.</text:span></text:p>
      <text:h text:style-name="P24" text:outline-level="3">Objectgeoriënteerd programmeren in C++</text:h>
      <text:p text:style-name="Text_20_body"><text:span text:style-name="T26">In C++ worden de definities van klassen vaak opgesplitst in een header bestand dat aangeeft welke attributen en methoden de klasse heeft en een apart bestand dat de implementaties van de methoden aangeeft. Ook heeft elke klasse in C++ minimaal </text:span><text:span text:style-name="T28">één constructor, een speciale functie die een object </text:span><text:soft-page-break/><text:span text:style-name="T28">kan initialiseren vanuit de klasse. De constructor zou in onze voorbeeld met een klasse voor personen bijvoorbeeld twee argumenten kunnen aannemen, </text:span><text:span text:style-name="T27">de</text:span> <text:span text:style-name="Source_20_Text"><text:span text:style-name="T30">naam</text:span></text:span> <text:span text:style-name="T30">en de </text:span><text:span text:style-name="Source_20_Text"><text:span text:style-name="T30">leeftijd</text:span></text:span>. </text:p>
      <text:p text:style-name="P7"><text:span text:style-name="T30">Het header bestand voor de </text:span><text:span text:style-name="Source_20_Text"><text:span text:style-name="T30">Persoon</text:span></text:span> <text:span text:style-name="T30">klasse zou bijvoorbeeld een bestand genaamd “persoon.h” kunnen zijn, omdat het gebruikelijk is om header bestanden de extensie “.h” te geven. De inhoud hiervan zou er als volgt uit kunnen zien:</text:span></text:p>
      <text:p text:style-name="P9"><draw:frame draw:style-name="fr1" draw:name="persoon.h code" text:anchor-type="paragraph" draw:z-index="0"><draw:text-box fo:min-height="0.311in" fo:min-width="3.3547in"><text:p text:style-name="P31"><text:span text:style-name="T38">#include &lt;string&gt;</text:span></text:p><text:p text:style-name="P30"/><text:p text:style-name="P30">class Persoon {</text:p><text:p text:style-name="P30">public:</text:p><text:p text:style-name="P30"><text:s text:c="4"/>Persoon(std::string naam, int leeftijd);</text:p><text:p text:style-name="P30"><text:s text:c="4"/>void zegHalloTegen(std::string aangesprokene);</text:p><text:p text:style-name="P30"/><text:p text:style-name="P30">private:</text:p><text:p text:style-name="P30"><text:s text:c="4"/>std::string naam;</text:p><text:p text:style-name="P30"><text:s text:c="4"/>int leeftijd;</text:p><text:p text:style-name="P30">};</text:p><text:p text:style-name="Voorbeeld">Voorbeeld <text:sequence text:ref-name="refVoorbeeld0" text:name="Voorbeeld" text:formula="ooow:Voorbeeld+1" style:num-format="1">1</text:sequence>: persoon.h</text:p></draw:text-box></draw:frame><text:span text:style-name="T31">In dit bestand wordt dus vastgesteld welke attributen en methodes de klasse </text:span><text:span text:style-name="Source_20_Text"><text:span text:style-name="T31">Persoon</text:span></text:span> <text:span text:style-name="T31">bevat. Om te begrijpen hoe dit wordt genoteerd zullen we regel voor regel de code doorlopen.</text:span></text:p>
      <text:p text:style-name="P37"><text:span text:style-name="T35"/></text:p>
      <text:p text:style-name="P37"><text:span text:style-name="T35">#include &lt;string&gt;</text:span></text:p>
      <text:p text:style-name="P15"><text:span text:style-name="T38">Regels die beginnen met een hekje ('#') zijn instructies voor de compiler. De compiler is een programma die de C++ code die we schrijven omzet naar een programma dat kan worden uitgevoerd. In dit geval verteld </text:span><text:span text:style-name="Source_20_Text"><text:span text:style-name="T38">#include &lt;string&gt;</text:span></text:span> <text:span text:style-name="T38">aan de compiler dat we de module </text:span><text:span text:style-name="Source_20_Text"><text:span text:style-name="T38">string</text:span></text:span> <text:span text:style-name="T38">nodig hebben. Deze gebruiken we verderop namelijk voor het type </text:span><text:span text:style-name="Source_20_Text"><text:span text:style-name="T38">std::string</text:span></text:span>.</text:p>
      <text:p text:style-name="P37">class Persoon {</text:p>
      <text:p text:style-name="P8">Dit geeft aan dat we een klasse gaan definiëren met de naam persoon, de definitie van de klasse is alles binnen de accolades ('{' en '}'). </text:p>
      <text:p text:style-name="Source_20_Code">public:</text:p>
      <text:p text:style-name="P8">Dit geeft aan dat de komende regels allemaal over attributen en methodes van de klasse gaan die publiek zijn. Publiek geeft aan dat een methode of attribuut ook door gebruikers van de objecten die vanuit de klasse worden gemaakt kan worden gebruikt. De private attributen en methoden kunnen alleen door methoden van het object zelf worden gebruikt.</text:p>
      <text:p text:style-name="P38"><text:s text:c="4"/><text:span text:style-name="T31">Persoon(std::string naam, int leeftijd);</text:span></text:p>
      <text:p text:style-name="P10"><text:span text:style-name="T31">Hier wordt de constructor gedefinieerd, waarmee dus een object van deze klasse kan worden geïnitialiseerd. Je kan</text:span> <text:span text:style-name="T31">zien dat dit de constructor is doordat de naam precies hetzelfde is als de naam van de gehele klasse, namelijk </text:span><text:span text:style-name="Source_20_Text"><text:span text:style-name="T31">Persoon</text:span></text:span>. <text:span text:style-name="T32">Na </text:span><text:span text:style-name="Source_20_Text"><text:span text:style-name="T32">Persoon</text:span></text:span> <text:span text:style-name="T32">staan de twee argumenten die je aan de constructor moet meegeven tussen haakje, gescheiden door een komma. </text:span></text:p>
      <text:p text:style-name="P10"><text:span text:style-name="T32">Het eerste is </text:span><text:span text:style-name="Source_20_Text"><text:span text:style-name="T32">std::string naam</text:span></text:span> <text:span text:style-name="T32">dit geeft een argument aan van het type </text:span><text:span text:style-name="Source_20_Text"><text:span text:style-name="T32">std::string</text:span></text:span>. <text:span text:style-name="T32">Dit </text:span><text:soft-page-break/><text:span text:style-name="T32">is het type waarmee stukjes tekst worden aangegeven in C++, die vaak gewoon kortaf strings worden genoemd. </text:span><text:span text:style-name="Source_20_Text"><text:span text:style-name="T32">std::</text:span></text:span> <text:span text:style-name="T38">geeft aan dat het om het type </text:span><text:span text:style-name="Source_20_Text"><text:span text:style-name="T38">string</text:span></text:span> <text:span text:style-name="T38">gaat dat in de standaard is gedefinieerd (std is kort voor standard), het is vooral belangrijk om te onthouden dat </text:span><text:span text:style-name="Source_20_Text"><text:span text:style-name="T32">std::string</text:span></text:span> <text:span text:style-name="T32">een stukje tekst aangeeft. Achter het type staat de naam van het argument, wat in principe niet belangrijk is voor de klasse, maar wel handig voor de mensen die het lezen om te zien wat het argument aangeeft.</text:span></text:p>
      <text:p text:style-name="P10"><text:span text:style-name="T32">Het tweede is </text:span><text:span text:style-name="Source_20_Text"><text:span text:style-name="T32">int leeftijd</text:span></text:span>, <text:span text:style-name="T32">een argument van het type int. Een int is een integer, dus een geheel getal. Achter </text:span><text:span text:style-name="Source_20_Text"><text:span text:style-name="T32">int</text:span></text:span> <text:span text:style-name="T32">staat wederom de naam van het argument, die ook hier niet belangrijk is, maar wel aangeeft waar het argument voor zal worden gebruikt. Na de argumenten komt de punt-komma om aan te geven dat dit het einde van de definitie van de constructor is.</text:span></text:p>
      <text:p text:style-name="P27"><text:s text:c="3"/><text:span text:style-name="T38">void zegHalloTegen(std::string aangesprokene);</text:span></text:p>
      <text:p text:style-name="P15"><text:span text:style-name="T33">Hier wordt de eerste (en meteen ook de laatste) echte methode gedefinieerd, namelijk de methode genaamd </text:span><text:span text:style-name="Source_20_Text"><text:span text:style-name="T33">zegHalloTegen</text:span></text:span>. <text:span text:style-name="T18">Voor de naam van de methode staat </text:span><text:span text:style-name="Source_20_Text"><text:span text:style-name="T18">void</text:span></text:span><text:span text:style-name="T18"> dit betekent dat zegHalloTegen niks terug geeft (void betekent leegte in het Engels). Dit heet het </text:span><text:span text:style-name="T10">return type</text:span><text:span text:style-name="T24">, dat dus aangeeft wat de methode “</text:span><text:span text:style-name="T10">return</text:span><text:span text:style-name="T24">t”. </text:span><text:span text:style-name="T25">Dit </text:span><text:span text:style-name="T11">return type</text:span><text:span text:style-name="T25"> is nodig omdat sommige methoden iets terug moeten geven, zodat een andere methode dat kan gebruiken.</text:span></text:p>
      <text:p text:style-name="P15"><text:span text:style-name="T33">Tussen haakjes staan achter de naam de argumenten die deze methode mee moet krijgen gegeven, dit is er in dit geval maar </text:span><text:span text:style-name="T29">één namelijk </text:span><text:span text:style-name="Source_20_Text"><text:span text:style-name="T33">std::string aangesprokene</text:span></text:span>. <text:span text:style-name="T33">Dit is dus de naam van degene die door het object moet worden begroet. Deze naam is ook weer van het type </text:span><text:span text:style-name="Source_20_Text"><text:span text:style-name="T33">std::string</text:span></text:span> <text:span text:style-name="T33">en geeft dus een stukje tekst aan. Na dit argument volgt de punt-komma om aan te geven dat de definitie van deze methode hier eindigt.</text:span></text:p>
      <text:p text:style-name="P28">private:</text:p>
      <text:p text:style-name="P11">Dit geeft aan dat de volgende definities private attributen en methoden aangeven.</text:p>
      <text:p text:style-name="P39"><text:s text:c="4"/><text:span text:style-name="T34">std::string naam;</text:span></text:p>
      <text:p text:style-name="P12"><text:span text:style-name="T36">Dit is het eerste attribuut van de klasse, genaamd </text:span><text:span text:style-name="Source_20_Text"><text:span text:style-name="T36">naam</text:span></text:span>. <text:span text:style-name="T36">Dit attribuut is van het type </text:span><text:span text:style-name="Source_20_Text"><text:span text:style-name="T36">std::string</text:span></text:span>, <text:span text:style-name="T37">dus weer een stukje tekst. Bij een attribuut is de naam die eraan wordt gegeven in het header bestand wel belangrijk in tegenstelling tot de namen van argumenten van methodes. De naam van een attribuut wordt namelijk gebruikt om dat attribuut te kunnen veranderen of bekijken in de code.</text:span></text:p>
      <text:p text:style-name="P29"><text:s text:c="4"/>int leeftijd;</text:p>
      <text:p text:style-name="P14"><text:span text:style-name="T37">Dit is het tweede attribuut van de klasse, met de naam </text:span><text:span text:style-name="Source_20_Text"><text:span text:style-name="T37">leeftijd</text:span></text:span>. <text:span text:style-name="T37">Dit attribuut is van het type </text:span><text:span text:style-name="Source_20_Text"><text:span text:style-name="T37">int</text:span></text:span>, <text:span text:style-name="T37">dus het gaat om een getal.</text:span></text:p>
      <text:p text:style-name="P29">};</text:p>
      <text:p text:style-name="P13">Een sluitende accolade <text:span text:style-name="T38">gevolgd door een punt-komma </text:span>geeft het eind van de definitie van attributen en methoden van de klasse aan.</text:p>
      <text:p text:style-name="P13"><draw:frame draw:style-name="fr2" draw:name="Frame1" text:anchor-type="paragraph" draw:z-index="1"><draw:text-box fo:min-height="0.2in" fo:min-width="0.0201in"><text:p text:style-name="P26">#include &lt;iostream&gt;</text:p><text:p text:style-name="P26">#include "persoon.h"</text:p><text:p text:style-name="P26"/><text:p text:style-name="P26">Persoon::Persoon(std::string naam, int leeftijd)</text:p><text:p text:style-name="P26">{</text:p><text:p text:style-name="P26"><text:s text:c="4"/>this-&gt;naam = naam;</text:p><text:p text:style-name="P26"><text:s text:c="4"/>this-&gt;leeftijd = leeftijd;</text:p><text:p text:style-name="P33">}</text:p><text:p text:style-name="P26"/><text:p text:style-name="P26">void Persoon::zegHalloTegen(std::string aangesprokene)</text:p><text:p text:style-name="P26">{</text:p><text:p text:style-name="P26"><text:s text:c="4"/>std::cout &lt;&lt; "Hallo " &lt;&lt; aangesprokene</text:p><text:p text:style-name="P26"><text:s text:c="14"/>&lt;&lt; ", ik ben " &lt;&lt; this-&gt;naam</text:p><text:p text:style-name="P26"><text:s text:c="14"/>&lt;&lt; " en ik ben " &lt;&lt; this-&gt; leeftijd</text:p><text:p text:style-name="P26"><text:s text:c="14"/>&lt;&lt; " jaar oud" &lt;&lt; std::endl;</text:p><text:p text:style-name="P26">}</text:p><text:p text:style-name="P25">Voorbeeld <text:sequence text:ref-name="refVoorbeeld1" text:name="Voorbeeld" text:formula="ooow:Voorbeeld+1" style:num-format="1">2</text:sequence>: persoon.cpp</text:p></draw:text-box></draw:frame><text:soft-page-break/>Nu gaan we kijken naar het bestand dat de methoden en de constructor ook echt definieert. Dit bestand zou bijvoorbeeld “persoon.cpp” kunnen heten. De extensie “.cpp” (“.cpp” staat voor C Plus Plus) is gebruikelijk voor de echte code bestanden waarin de methodes van de klassen worden uitgewerkt.</text:p>
      <text:p text:style-name="P16">Laten we weer stukje voor stukje door de code heen lopen:</text:p>
      <text:p text:style-name="Source_20_Code"/>
      <text:p text:style-name="P40">#include &lt;iostream&gt;</text:p>
      <text:p text:style-name="P17"><text:span text:style-name="T39">Dit vertelt de compiler dat we </text:span><text:span text:style-name="Source_20_Text"><text:span text:style-name="T39">iostream</text:span></text:span> <text:span text:style-name="T39">nodig hebben, hierin zijn de functies gedefinieerd die ons helpen om dingen af te drukken op het scherm.</text:span></text:p>
      <text:p text:style-name="P40">#include<text:span text:style-name="T34"> "persoon.h"</text:span></text:p>
      <text:p text:style-name="P17"><text:span text:style-name="T39">Dit vertelt de compiler dat we de definities van welke methoden en attributen de klasse </text:span><text:span text:style-name="Source_20_Text"><text:span text:style-name="T39">Persoon</text:span></text:span> <text:span text:style-name="T39">heeft nodig hebben. Die hebben we namelijk opgeslagen in “persoon.h”. We gebruiken hier aanhalingstekens in plaats de hoekige haakjes ('&lt;' en '&gt;'), omdat dit een bestand is dat we zelf hebben gedefinieerd en niet iets wat al door iemand anders is gedefinieerd.</text:span></text:p>
      <text:p text:style-name="P32">Persoon::Persoon(std::string naam, int leeftijd)</text:p>
      <text:p text:style-name="P17"><text:span text:style-name="T39">Deze regel geeft aan dat we nu de code voor de constructor van </text:span><text:span text:style-name="Source_20_Text"><text:span text:style-name="T39">Persoon</text:span></text:span> <text:span text:style-name="T39">gaan definiëren. De eerste keer dat er “Persoon” staat verwijst dat naar de klasse waar dit bij hoort, daarna komt de naam van hetgene wat we nu van die klasse gaan beschrijven. Dat is dus hier de constructor, die dezelfde naam heeft als de klasse zelf. Na de naam komen tussen haakjes weer de argumenten. Je kan zien dat de twee types weer hetzelfde zijn, met daarachter de namen van de argumenten. De namen van de argumenten maken deze keer wel uit, omdat de namen zijn waarmee deze argumenten kunnen worden gebruikt in de code van deze methode.</text:span></text:p>
      <text:p text:style-name="P41">{</text:p>
      <text:p text:style-name="P18">Dit geeft aan dat vanaf deze openings-acc<text:span text:style-name="T40">o</text:span>lade tot de <text:span text:style-name="T40">bijhorende sluitings-accolade de code van </text:span><text:soft-page-break/><text:span text:style-name="T40">deze methode is.</text:span></text:p>
      <text:p text:style-name="P34"><text:s text:c="4"/>this-&gt;naam = naam;</text:p>
      <text:p text:style-name="P19"><text:span text:style-name="T41">Dit is een </text:span><text:span text:style-name="T12">statement</text:span><text:span text:style-name="T21">, een stukje code dat wordt uitgevoerd zodra deze methode wordt gebruikt. </text:span><text:span text:style-name="T20">In het midden staat de =</text:span>-<text:span text:style-name="T42">operator, die wordt gebruikt om de waarde van de rechter variabele in de linker te stoppen. In dit geval wordt de waarde van </text:span><text:span text:style-name="Source_20_Text"><text:span text:style-name="T42">naam</text:span></text:span>, <text:span text:style-name="T42">die we in deze constructor als argument mee hebben gekregen in </text:span><text:span text:style-name="Source_20_Text"><text:span text:style-name="T42">this-&gt;naam</text:span></text:span> <text:span text:style-name="T42">gezet. De “</text:span><text:span text:style-name="Source_20_Text"><text:span text:style-name="T42">this</text:span></text:span><text:span text:style-name="T42">” hierin staat voor dit object, dus het object dat we met deze constructor gaan bouwen. Het “</text:span><text:span text:style-name="Source_20_Text"><text:span text:style-name="T42">-&gt;naam</text:span></text:span>” <text:span text:style-name="T42">staat voor het attribuut </text:span><text:span text:style-name="Source_20_Text"><text:span text:style-name="T42">naam</text:span></text:span> <text:span text:style-name="T42">hiervan. Dus deze regel kopieert de waarde van het argument </text:span><text:span text:style-name="Source_20_Text"><text:span text:style-name="T42">naam</text:span></text:span> <text:span text:style-name="T42">wat deze constructor heeft megekregen in het attribuut </text:span><text:span text:style-name="Source_20_Text"><text:span text:style-name="T42">naam</text:span></text:span> <text:span text:style-name="T42">van het object wat we met deze constructor maken.</text:span></text:p>
      <text:p text:style-name="P35"><text:s text:c="4"/>this-&gt;leeftijd = leeftijd;</text:p>
      <text:p text:style-name="P21"><text:span text:style-name="T42">Hier gebeurt hetzelfde als in de vorige regel, maar dan wordt de waarde van het argument </text:span><text:span text:style-name="Source_20_Text"><text:span text:style-name="T42">leeftijd</text:span></text:span> <text:span text:style-name="T42">in het attribuut </text:span><text:span text:style-name="Source_20_Text"><text:span text:style-name="T42">leeftijd</text:span></text:span> <text:span text:style-name="T42">gezet.</text:span></text:p>
      <text:p text:style-name="P35">}</text:p>
      <text:p text:style-name="P20">Dit geeft aan dat hiermee de code die bij de constructor hoort afgelopen is.</text:p>
      <text:p text:style-name="P36">void Persoon::zegHalloTegen(std::string aangesproken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ource_20_Code" style:display-name="Source Code" style:family="paragraph" style:parent-style-name="Text_20_body" style:master-page-name="">
      <style:paragraph-properties fo:margin-top="0in" fo:margin-bottom="0.1in" loext:contextual-spacing="true" fo:keep-together="always" style:page-number="auto" style:shadow="none">
        <style:tab-stops/>
      </style:paragraph-properties>
      <style:text-properties style:font-name="Liberation Mono1" fo:font-family="'Liberation Mono'" style:font-style-name="Regular" style:font-family-generic="modern" style:font-pitch="fixed"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in" fo:margin-bottom="0.0417in" loext:contextual-spacing="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Voorbeeld"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Source_20_Frame" style:display-name="Source Frame" style:family="graphic" style:parent-style-name="Frame">
      <style:graphic-properties text:anchor-type="paragraph" style:wrap="none" draw:fill-image-width="0in" draw:fill-image-height="0in" fo:padding="0.0591in" fo:border-left="none" fo:border-right="none" fo:border-top="0.06pt solid #000000" fo:border-bottom="0.06pt solid #000000"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1" style:next-style-name="Standard"/>
    <style:master-page style:name="Footnote" style:page-layout-name="Mpm2"/>
    <style:master-page style:name="HTML" style:page-layout-name="Mpm4"/>
    <style:master-page style:name="Index" style:page-layout-name="Mpm1"/>
    <style:master-page style:name="Landscape"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8:26:00.890106722</meta:creation-date>
    <dc:date>2015-10-21T17:13:07.487037117</dc:date>
    <meta:editing-duration>PT21H49M42S</meta:editing-duration>
    <meta:editing-cycles>10</meta:editing-cycles>
    <meta:generator>LibreOffice/5.0.2.2$Linux_X86_64 LibreOffice_project/00m0$Build-2</meta:generator>
    <meta:document-statistic meta:table-count="0" meta:image-count="0" meta:object-count="0" meta:page-count="5" meta:paragraph-count="78" meta:word-count="1674" meta:character-count="10333" meta:non-whitespace-character-count="8643"/>
  </office:meta>
</office:document-meta>
</file>